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cm" draw:marker-start-width="0.2cm" draw:marker-end-width="0.2cm" draw:fill="solid" draw:fill-color="#aecf00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.75cm" svg:height="4.4cm" svg:x="9.2cm" svg:y="11.05cm">
          <text:p text:style-name="P1">Wait for </text:p>
          <text:p text:style-name="P1">welcome-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5.1cm" svg:height="4.4cm" svg:x="2cm" svg:y="15cm">
          <text:p text:style-name="P1">initiali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-0.663cm" svg:x1="6.354cm" svg:y1="15.644cm" svg:x2="12.075cm" svg:y2="11.05cm" draw:start-shape="id1" draw:start-glue-point="11" draw:end-shape="id2" draw:end-glue-point="4" svg:d="m6354 15644c0-8637 5721-6340 5721-4594">
          <text:p/>
        </draw:connector>
        <draw:line draw:style-name="gr2" draw:text-style-name="P1" draw:layer="layout" svg:x1="4.4cm" svg:y1="1.05cm" svg:x2="4.2cm" svg:y2="15cm">
          <text:p/>
        </draw:line>
        <draw:custom-shape draw:style-name="gr1" draw:text-style-name="P1" xml:id="id3" draw:id="id3" draw:layer="layout" svg:width="5.75cm" svg:height="4.4cm" svg:x="16.65cm" svg:y="7.2cm">
          <text:p text:style-name="P1">start PID</text:p>
          <text:p text:style-name="P1">measur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-0.575cm" svg:x1="14.108cm" svg:y1="11.694cm" svg:x2="19.525cm" svg:y2="7.2cm" draw:start-shape="id2" draw:start-glue-point="11" draw:end-shape="id3" draw:end-glue-point="4" svg:d="m14108 11694c0-8355 5417-6108 5417-4494">
          <text:p/>
        </draw:connector>
        <draw:custom-shape draw:style-name="gr1" draw:text-style-name="P1" xml:id="id4" draw:id="id4" draw:layer="layout" svg:width="4.3cm" svg:height="4.4cm" svg:x="24.45cm" svg:y="3.15cm">
          <text:p text:style-name="P1">start major</text:p>
          <text:p text:style-name="P1">cyc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-0.225cm" svg:x1="21.558cm" svg:y1="7.844cm" svg:x2="26.6cm" svg:y2="3.15cm" draw:start-shape="id3" draw:start-glue-point="11" draw:end-shape="id4" draw:end-glue-point="4" svg:d="m21558 7844c0-8130 5042-5783 5042-4694">
          <text:p/>
        </draw:connector>
        <draw:custom-shape draw:style-name="gr3" draw:text-style-name="P1" draw:layer="layout" svg:width="15.9cm" svg:height="1.7cm" svg:x="12.05cm" svg:y="16.1cm">
          <text:p text:style-name="P1">synchronous time runs 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Hisch</meta:initial-creator>
    <meta:creation-date>2014-02-03T00:17:30.59</meta:creation-date>
    <dc:date>2014-02-03T00:33:39.36</dc:date>
    <dc:creator>Florian Hisch</dc:creator>
    <meta:editing-duration>PT16M7S</meta:editing-duration>
    <meta:editing-cycles>4</meta:editing-cycles>
    <meta:generator>OpenOffice.org/3.3$Win32 OpenOffice.org_project/330m20$Build-9567</meta:generator>
    <meta:document-statistic meta:object-count="9"/>
  </office:meta>
</office:document-meta>
</file>